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Arial" fo:font-size="12pt" fo:font-style="normal" style:text-underline-style="none" fo:font-weight="bold"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Arial" fo:font-size="12pt"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fo:font-style="italic" style:text-underline-style="none" fo:font-weight="normal"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uk</text:p>
      <text:p text:style-name="P1"/>
      <text:p text:style-name="P2">Procedural Generation.</text:p>
      <text:p text:style-name="P7"/>
      <text:p text:style-name="P5">Procedural generation is the act of producing content algorithmically. In games, content may often be generated procedurally to give the game more variation or depth. Such algorithms have also been used in motion picture films for procedurally modelling of buildings also they have been used in computer generated movies.</text:p>
      <text:p text:style-name="P8"/>
      <text:p text:style-name="P4"><text:span text:style-name="T1">While there were no references or third party resources used in this procedural generation algorithm, there has been some research carried out on many ways that I could approach this task. One such method was Perlin Noise, developed by Ken Perlin in late 1990's. This algorithm used a seeded random number generator that takes an integer and a parameter, then returns a random number based on the given parameter. Perlin Noise is generally used to generate textures on the fly and is really useful in situations where memory may be short. Noise is mainly implemented as a function of either </text:span><text:span text:style-name="T4">(x, y)</text:span><text:span text:style-name="T1"> </text:span><text:span text:style-name="T4">(x, y, z)</text:span><text:span text:style-name="T1"> or </text:span><text:span text:style-name="T4">(x, y, z, w)</text:span><text:span text:style-name="T1"> but can be also be defined in a number of other dimensions.</text:span></text:p>
      <text:p text:style-name="P8"/>
      <text:p text:style-name="P6">I decided to implement procedural generation in my own way as algorithms like Perlin Noise would have required some hacking just to have it accomplish the task I wanted. Like all procedural generators we needed a way to generate random numbers while also trying to keep it looking natural and meeting a given parameter by the user.</text:p>
      <text:p text:style-name="P8"/>
      <text:p text:style-name="P7">We deploy a very simple level generator within Unuk by placing object entities and NPC's at random locations on the map, while avoiding collision with other entities.</text:p>
      <text:p text:style-name="P7"/>
      <text:p text:style-name="P2"><text:span text:style-name="T2">In </text:span><text:span text:style-name="T3">LevelGen.* GenerateEntities(const std::string&amp;, int) </text:span><text:span text:style-name="T2">takes in the name of the file minus the file extension, and the frequency in which entities will be drawn. The higher the frequency, the less densely populated that particular object will become, giving the user the ability to make the level less cramped with the same type of objects.</text:span></text:p>
      <text:p text:style-name="P7"/>
      <text:p text:style-name="P3"><text:span text:style-name="T2">To calculate the frequency that an entity will appear we use a variable named </text:span><text:span text:style-name="T3">nextEntityGen. T</text:span><text:span text:style-name="T5">his is used to indicate how many tiles we will place the next entity, after the tile is placed we then re-calculate again according to frequency to determine where the next entity shall be positioned. </text:span><text:span text:style-name="T3">NextEntityGen</text:span><text:span text:style-name="T5"> is a value in the scope of</text:span></text:p>
      <text:p text:style-name="P3"><text:span text:style-name="T5">[1 <text:s/>… frequency-1] We have an offset of one as rand() returns a number between zero to frequency non-inclusive. </text:span><text:span text:style-name="T3">Int nextEntityGen = 1 + (rand() % frequency);</text:span></text:p>
      <text:p text:style-name="P6">We then iterate through a tile array to find where we should place the next entity before we calculate where we will place the next object.</text:p>
      <text:p text:style-name="P6"/>
      <text:p text:style-name="P10">Data Serialization.</text:p>
      <text:p text:style-name="P6"/>
      <text:p text:style-name="P6">Data Serialization is of utmost importance in most software projects, data structures often need to be stored in a file format that can be moved between other machines, streamed over a network or be easily configurable.</text:p>
      <text:p text:style-name="P6"/>
      <text:p text:style-name="P6">Serialization is another task that I did little research on. It was clear to me what format I would use and how I would use it to accomplish certain tasks within Unuk. XML was used for serialization and deserialization for Unuk. </text:p>
      <text:p text:style-name="P6">XML started development in the 1990s with a desire to create a human readable, text based format. My desire to use XML came mainly down to prior experience in using the <text:soft-page-break/>markup language with C++ and while it does not store the data in a binary format, encrypt or obfuscate the data, it offers a lot of freedom and flexibility in structuring data.</text:p>
      <text:p text:style-name="P6"/>
      <text:p text:style-name="P6">Data Serialization for Unuk can be found in:</text:p>
      <text:p text:style-name="P6">/Unuk/src/libUnuk/System/Serialiser* .h | .cpp and /Unuk/src/libUnuk/Serialisable.h</text:p>
      <text:p text:style-name="P6"/>
      <text:p text:style-name="P6">Our first two methods, StepIn(const string&amp;) and StepOut(void) steps in and out of elements in an XML document. When we step in we are effectively creating a new child element, we push the current element onto std::list&lt;TiXmlElement*&gt; _parentElements, then set the _currentElement to the child node. When stepping out we pop the last element reducing the size of the list thus moving back one e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23:41:32</meta:creation-date>
    <dc:date>2012-05-05T13:30:06</dc:date>
    <meta:editing-duration>P3DT15H30M54S</meta:editing-duration>
    <meta:editing-cycles>4</meta:editing-cycles>
    <meta:generator>LibreOffice/3.4$Linux LibreOffice_project/340m1$Build-602</meta:generator>
    <meta:document-statistic meta:table-count="0" meta:image-count="0" meta:object-count="0" meta:page-count="2" meta:paragraph-count="17" meta:word-count="645" meta:character-count="3839" meta:non-whitespace-character-count="3209"/>
  </office:meta>
</office:document-meta>
</file>